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48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9902in"/>
    </style:style>
    <style:style style:name="co6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487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d7e4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14207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547f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aa46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8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8f21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7103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8bca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c806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15" table:default-cell-style-name="ce2"/>
        <table:table-row table:style-name="ro3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3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1 – 2ex+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2 – 1 to 2ex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3 – 20c to 1ex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4 – 10c to 2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6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5 – 2c to 1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  <table:table-cell table:style-name="ce6" office:value-type="string">
            <text:p>unique</text:p>
          </table:table-cell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>
            <text:p>Uniques – t6 –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ques – t7 – under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table:number-columns-repeated="1019"/>
        </table:table-row>
        <table:table-row table:style-name="ro3">
          <table:table-cell office:value-type="string">
            <text:p>uniques – fated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7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8" office:value-type="string">
            <text:p>jewel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9" office:value-type="string">
            <text:p>gems</text:p>
          </table:table-cell>
          <table:table-cell table:number-columns-repeated="2" office:value-type="string">
            <text:p>yes</text:p>
          </table:table-cell>
          <table:table-cell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gems</text:p>
          </table:table-cell>
          <table:table-cell table:number-columns-repeated="3"/>
          <table:table-cell table:style-name="ce10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1 – 2ex+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1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2 – 1ex to 2ex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3 – 20c to 1ex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4 - <text:s/>10c to 2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3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5 – 2c to 1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 table:number-columns-repeated="1017"/>
        </table:table-row>
        <table:table-row table:style-name="ro3">
          <table:table-cell office:value-type="string">
            <text:p>divination cards – t6 –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divination cards – t7 – under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table:number-columns-repeated="1019"/>
        </table:table-row>
        <table:table-row table:style-name="ro3">
          <table:table-cell office:value-type="string">
            <text:p>map device items – t12+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7 to t11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 to t6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5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6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7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8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9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3 white linked sockets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20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2 white linked socket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1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1 white socket</text:p>
          </table:table-cell>
          <table:table-cell table:number-columns-repeated="3"/>
          <table:table-cell table:style-name="ce21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2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low base</text:p>
          </table:table-cell>
          <table:table-cell table:number-columns-repeated="3"/>
          <table:table-cell table:style-name="ce23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4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low base</text:p>
          </table:table-cell>
          <table:table-cell table:number-columns-repeated="3"/>
          <table:table-cell table:style-name="ce25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6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</text:p>
          </table:table-cell>
          <table:table-cell table:number-columns-repeated="3"/>
          <table:table-cell table:style-name="ce27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8" office:value-type="string">
            <text:p>chrom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8" office:value-type="string">
            <text:p>utility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9" office:value-type="string">
            <text:p>life / mana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8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0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1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2" office:value-type="string">
            <text:p>fus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3" office:value-type="string">
            <text:p>alteratio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3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4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abyrinth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35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ing unique endgame items</text:p>
          </table:table-cell>
          <table:table-cell table:number-columns-repeated="3"/>
          <table:table-cell table:style-name="ce36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rafting / alchemy orb rolling items</text:p>
          </table:table-cell>
          <table:table-cell table:number-columns-repeated="3"/>
          <table:table-cell table:style-name="ce37" office:value-type="string">
            <text:p>craft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build specific gear hunting</text:p>
          </table:table-cell>
          <table:table-cell table:number-columns-repeated="3"/>
          <table:table-cell table:style-name="ce37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38" office:value-type="string">
            <text:p>ident. 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</text:p>
          </table:table-cell>
          <table:table-cell table:number-columns-repeated="3"/>
          <table:table-cell table:style-name="ce39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hide items not defined in a rule</text:p>
          </table:table-cell>
          <table:table-cell table:number-columns-repeated="3"/>
          <table:table-cell table:style-name="ce10" office:value-type="string">
            <text:p>no fac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>
            <text:p>armour / ev</text:p>
          </table:table-cell>
        </table:table-row>
        <table:table-row table:style-name="ro2">
          <table:table-cell office:value-type="string">
            <text:p>armour</text:p>
          </table:table-cell>
        </table:table-row>
        <table:table-row table:style-name="ro2">
          <table:table-cell office:value-type="string">
            <text:p>armour / es</text:p>
          </table:table-cell>
        </table:table-row>
        <table:table-row table:style-name="ro2">
          <table:table-cell office:value-type="string">
            <text:p>energy shield</text:p>
          </table:table-cell>
        </table:table-row>
        <table:table-row table:style-name="ro2">
          <table:table-cell office:value-type="string">
            <text:p>es / ev</text:p>
          </table:table-cell>
        </table:table-row>
        <table:table-row table:style-name="ro2">
          <table:table-cell office:value-type="string">
            <text:p>evasion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7/27/2016</text:date>, <text:time>19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21M39S</meta:editing-duration>
    <meta:editing-cycles>94</meta:editing-cycles>
    <meta:generator>OpenOffice/4.1.2$Win32 OpenOffice.org_project/412m3$Build-9782</meta:generator>
    <dc:date>2016-07-27T19:04:23.78</dc:date>
    <dc:creator>richard miller</dc:creator>
    <meta:document-statistic meta:table-count="3" meta:cell-count="382" meta:object-count="0"/>
    <meta:user-defined meta:name="Info 1"/>
    <meta:user-defined meta:name="Info 2"/>
    <meta:user-defined meta:name="Info 3"/>
    <meta:user-defined meta:name="Info 4"/>
  </office:meta>
</office:document-meta>
</file>